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65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2.0307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4283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mand Numb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5"/>
          <table:table-cell office:value-type="string" calcext:value-type="string">
            <text:p>Channel Number Starts at 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Device Type</text:p>
          </table:table-cell>
          <table:table-cell office:value-type="string" calcext:value-type="string">
            <text:p>Channel Sensor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9"/>
          <table:table-cell office:value-type="string" calcext:value-type="string">
            <text:p>Fixed Point Resolution 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99.9" calcext:value-type="float">
            <text:p>-499.9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0" calcext:value-type="float">
            <text:p>-40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0.9" calcext:value-type="float">
            <text:p>-30.9</text:p>
          </table:table-cell>
          <table:table-cell office:value-type="float" office:value="30.9" calcext:value-type="float">
            <text:p>3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Discovery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 Note Discovery must come in on a specific range of Address IDs see reserved ID Range Sh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2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Streaming Mod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0xFF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x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acing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Units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it Syste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it System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I/O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 Value byt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Error Respons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Unit Abbreviation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Error Reset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EE ERROR RESPON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2" office:value-type="string" calcext:value-type="string">
            <text:p>0xFF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Reboot Devic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9</text:p>
          </table:table-cell>
          <table:table-cell table:number-columns-repeated="6" office:value-type="string" calcext:value-type="string">
            <text:p>0x0A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Device temperatur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Max Sensor Channel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Max Channel Numb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Range MAX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Range MIN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Typ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RGB Color Set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ntensity has a range of 0-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1:55:10.491584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3T09:52:22.951904900</meta:creation-date>
    <dc:date>2025-09-26T19:37:06.925836200</dc:date>
    <meta:editing-duration>P2DT9H59M54S</meta:editing-duration>
    <meta:editing-cycles>6</meta:editing-cycles>
    <meta:generator>LibreOffice/25.2.5.2$Windows_X86_64 LibreOffice_project/03d19516eb2e1dd5d4ccd751a0d6f35f35e08022</meta:generator>
    <meta:document-statistic meta:table-count="1" meta:cell-count="358" meta:object-count="0"/>
  </office:meta>
</office:document-meta>
</file>